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 Regular" svg:font-family="Noto Sans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7" style:parent-style-name="Standard" style:family="paragraph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T1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T3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4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4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5" style:parent-style-name="Standard" style:family="paragraph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P48" style:parent-style-name="Standard" style:family="paragraph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P51" style:parent-style-name="Standard" style:family="paragraph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P54" style:parent-style-name="Standard" style:family="paragraph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5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5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4" style:parent-style-name="Standard" style:family="paragraph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70" style:parent-style-name="Standard" style:family="paragraph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7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7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7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7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80" style:parent-style-name="Standard" style:family="paragraph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8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8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88" style:parent-style-name="Standard" style:family="paragraph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Модуль<text:s/></text:span><text:span text:style-name="T3">saveTest</text:span></text:p>
      <text:p text:style-name="P4"/>
      <text:p text:style-name="Standard"><text:span text:style-name="T5">Метод<text:s/></text:span><text:span text:style-name="T6">Pos</text:span></text:p>
      <text:p text:style-name="Standard"/>
      <text:p text:style-name="P7">Тест № 1</text:p>
      <text:p text:style-name="Standard">Цель:<text:s/>Проверка правильного выполнения функции сохранения файла</text:p>
      <text:p text:style-name="Standard">Тип: Позитивный</text:p>
      <text:p text:style-name="Standard">Входные данные:<text:s/><text:span text:style-name="T8">input</text:span>.<text:span text:style-name="T9">txt</text:span></text:p>
      <text:p text:style-name="Standard">Ожидаемый результат:<text:s/><text:span text:style-name="T10">output</text:span>.<text:span text:style-name="T11">txt</text:span><text:s/>=<text:s/><text:span text:style-name="T12">input</text:span>.<text:span text:style-name="T13">txt</text:span></text:p>
      <text:p text:style-name="P14"/>
      <text:p text:style-name="Standard"><text:span text:style-name="T15">Модуль</text:span><text:span text:style-name="T16"><text:s/></text:span><text:span text:style-name="T17">shownTest</text:span></text:p>
      <text:p text:style-name="P18"/>
      <text:p text:style-name="Standard"><text:span text:style-name="T19">Метод</text:span><text:span text:style-name="T20"><text:s/></text:span><text:span text:style-name="T21">Pos</text:span></text:p>
      <text:p text:style-name="P22"/>
      <text:p text:style-name="P23">Тест<text:s/>№ 2</text:p>
      <text:p text:style-name="Standard">Цель: Проверка правильного выполнения функции вывода количества пробелов каждой строки</text:p>
      <text:p text:style-name="Standard">Тип: Позитивный</text:p>
      <text:p text:style-name="Standard">Входные данные:<text:s/><text:span text:style-name="T24">input</text:span>.<text:span text:style-name="T25">txt</text:span></text:p>
      <text:p text:style-name="Standard">Ожидаемый результат:<text:s/><text:span text:style-name="T26">tout</text:span>.<text:span text:style-name="T27">txt</text:span><text:s/>=<text:s/><text:span text:style-name="T28">tcom</text:span>.<text:span text:style-name="T29">txt</text:span></text:p>
      <text:p text:style-name="P30"/>
      <text:p text:style-name="Standard"><text:span text:style-name="T31">Модуль</text:span><text:span text:style-name="T32"><text:s/></text:span><text:span text:style-name="T33">moveTest</text:span></text:p>
      <text:p text:style-name="P34"/>
      <text:p text:style-name="Standard"><text:span text:style-name="T35">Метод</text:span><text:span text:style-name="T36"><text:s/></text:span><text:span text:style-name="T37">Pos</text:span></text:p>
      <text:p text:style-name="P38"/>
      <text:p text:style-name="P39">Тест<text:s/>№ 3</text:p>
      <text:p text:style-name="Standard">Цель: Проверка правильного выполнения функции перемещения курсора</text:p>
      <text:p text:style-name="Standard">Тип: Позитивный</text:p>
      <text:p text:style-name="Standard">Входные данные: 1, 2</text:p>
      <text:p text:style-name="Standard">Ожидаемый результат:<text:s/><text:span text:style-name="T40">line = 1, pos = 1</text:span></text:p>
      <text:p text:style-name="P41"/>
      <text:p text:style-name="Standard"><text:span text:style-name="T42">Метод</text:span><text:span text:style-name="T43"><text:s/></text:span><text:span text:style-name="T44">Neg</text:span></text:p>
      <text:p text:style-name="Standard"/>
      <text:p text:style-name="P45">Тест<text:s/>№ 4</text:p>
      <text:p text:style-name="Standard">Цель: Проверка правильного выполнения функции перемещения курсора<text:s/>при неочевидных входных данных</text:p>
      <text:p text:style-name="Standard">Тип:<text:s/>Негативный</text:p>
      <text:p text:style-name="Standard">Входные данные:<text:s/>0, 0</text:p>
      <text:p text:style-name="Standard">Ожидаемый результат:<text:s/><text:span text:style-name="T46">line</text:span><text:s/>= 1,<text:s/><text:span text:style-name="T47">pos</text:span><text:s/>=<text:s/>0</text:p>
      <text:p text:style-name="Standard"/>
      <text:p text:style-name="P48">Тест<text:s/>№<text:s/>5</text:p>
      <text:p text:style-name="Standard">Цель: Проверка правильного выполнения функции перемещения курсора<text:s/>при неочевидных входных данных</text:p>
      <text:p text:style-name="Standard">Тип: Негативный</text:p>
      <text:p text:style-name="Standard">Входные данные: 600, 600</text:p>
      <text:p text:style-name="Standard">Ожидаемый результат:<text:s/><text:span text:style-name="T49">line</text:span><text:s/>=<text:s/>7,<text:s/><text:span text:style-name="T50">pos</text:span><text:s/>=<text:s/>1</text:p>
      <text:p text:style-name="Standard"/>
      <text:p text:style-name="Standard"/>
      <text:soft-page-break/>
      <text:p text:style-name="P51">Тест<text:s/>№<text:s/>6</text:p>
      <text:p text:style-name="Standard">Цель: Проверка правильного выполнения функции перемещения курсора<text:s/>при неочевидных входных данных</text:p>
      <text:p text:style-name="Standard">Тип: Негативный</text:p>
      <text:p text:style-name="Standard">Входные данные: -1, -1</text:p>
      <text:p text:style-name="Standard">Ожидаемый результат:<text:s/><text:span text:style-name="T52">line</text:span><text:s/>= 1,<text:s/><text:span text:style-name="T53">pos</text:span><text:s/>=<text:s/>0</text:p>
      <text:p text:style-name="Standard"/>
      <text:p text:style-name="P54">Тест<text:s/>№<text:s/>7</text:p>
      <text:p text:style-name="Standard">Цель: Проверка правильного выполнения функции перемещения курсора<text:s/>при неочевидных входных данных</text:p>
      <text:p text:style-name="Standard">Тип: Негативный</text:p>
      <text:p text:style-name="Standard">Входные данные: 3, 14</text:p>
      <text:p text:style-name="Standard">Ожидаемый результат:<text:s/><text:span text:style-name="T55">line</text:span><text:s/>=<text:s/>3,<text:s/><text:span text:style-name="T56">pos</text:span><text:s/>=<text:s/>12</text:p>
      <text:p text:style-name="Standard"/>
      <text:p text:style-name="Standard"><text:span text:style-name="T57">Модуль</text:span><text:span text:style-name="T58"><text:s/></text:span><text:span text:style-name="T59">rchTest</text:span></text:p>
      <text:p text:style-name="P60"/>
      <text:p text:style-name="Standard"><text:span text:style-name="T61">Метод</text:span><text:span text:style-name="T62"><text:s/></text:span><text:span text:style-name="T63">Pos</text:span></text:p>
      <text:p text:style-name="Standard"/>
      <text:p text:style-name="P64">Тест<text:s/>№<text:s/>8</text:p>
      <text:p text:style-name="Standard">Цель: Проверка правильного выполнения функции<text:s/>удаления символа справа от курсора</text:p>
      <text:p text:style-name="Standard">Тип: Позитивный</text:p>
      <text:p text:style-name="Standard">Входные данные:<text:s/><text:span text:style-name="T65">input</text:span>.<text:span text:style-name="T66">txt</text:span></text:p>
      <text:p text:style-name="Standard">Ожидаемый результат:<text:s/>rpoutput.txt = rchp.txt</text:p>
      <text:p text:style-name="Standard"/>
      <text:p text:style-name="Standard"><text:span text:style-name="T67">Метод</text:span><text:span text:style-name="T68"><text:s/></text:span><text:span text:style-name="T69">Neg</text:span></text:p>
      <text:p text:style-name="Standard"/>
      <text:p text:style-name="P70">Тест<text:s/>№<text:s/>9</text:p>
      <text:p text:style-name="Standard">Цель: Проверка правильного выполнения функции<text:s/>удаления символа справа от курсора в конце файла</text:p>
      <text:p text:style-name="Standard">Тип: Негативный</text:p>
      <text:p text:style-name="Standard">Входные данные:<text:s/><text:span text:style-name="T71">input</text:span>.<text:span text:style-name="T72">txt</text:span></text:p>
      <text:p text:style-name="Standard">Ожидаемый результат:<text:s/>rnoutput.txt = rchn.txt</text:p>
      <text:p text:style-name="Standard"/>
      <text:p text:style-name="Standard"><text:span text:style-name="T73">Модуль</text:span><text:span text:style-name="T74"><text:s/></text:span><text:span text:style-name="T75">clTest</text:span></text:p>
      <text:p text:style-name="P76"/>
      <text:p text:style-name="Standard"><text:span text:style-name="T77">Метод</text:span><text:span text:style-name="T78"><text:s/></text:span><text:span text:style-name="T79">Pos</text:span></text:p>
      <text:p text:style-name="Standard"/>
      <text:p text:style-name="P80">Тест<text:s/>№<text:s/>10</text:p>
      <text:p text:style-name="Standard">Цель: Проверка правильного выполнения функции<text:s/>измены текущей и следующей строки местами</text:p>
      <text:p text:style-name="Standard">Тип: Позитивный</text:p>
      <text:p text:style-name="Standard">Входные данные:<text:s/><text:span text:style-name="T81">input</text:span>.<text:span text:style-name="T82">txt</text:span></text:p>
      <text:p text:style-name="Standard">Ожидаемый результат:<text:s/>output.txt =<text:s/><text:span text:style-name="T83">cl</text:span><text:span text:style-name="T84">p</text:span>.txt</text:p>
      <text:p text:style-name="Standard"/>
      <text:p text:style-name="Standard"><text:span text:style-name="T85">Метод</text:span><text:span text:style-name="T86"><text:s/></text:span><text:span text:style-name="T87">Neg</text:span></text:p>
      <text:p text:style-name="Standard"/>
      <text:p text:style-name="P88">Тест<text:s/>№<text:s/>11</text:p>
      <text:p text:style-name="Standard">Цель: Проверка правильного выполнения<text:s/>измены текущей и следующей строки местами<text:s/>при отсутствии следующей строки</text:p>
      <text:soft-page-break/>
      <text:p text:style-name="Standard">Тип: Негативный</text:p>
      <text:p text:style-name="Standard">Входные данные:<text:s/><text:span text:style-name="T89">input</text:span>.<text:span text:style-name="T90">txt</text:span></text:p>
      <text:p text:style-name="Standard">Ожидаемый результат:<text:s/>output.txt =<text:s/><text:span text:style-name="T91">cln</text:span>.t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 Regular" svg:font-family="Noto Sans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xer</dc:creator>
    <meta:creation-date>2020-03-11T09:50:00Z</meta:creation-date>
    <dc:date>2020-04-30T09:46:00Z</dc:date>
    <meta:template xlink:href="Normal.dotm" xlink:type="simple"/>
    <meta:editing-cycles>22</meta:editing-cycles>
    <meta:editing-duration>PT5940S</meta:editing-duration>
    <meta:document-statistic meta:page-count="3" meta:paragraph-count="4" meta:word-count="324" meta:character-count="2168" meta:row-count="15" meta:non-whitespace-character-count="1848"/>
  </office:meta>
</office:document-meta>
</file>